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8519a" officeooo:paragraph-rsid="0008519a"/>
    </style:style>
    <style:style style:name="P2" style:family="paragraph" style:parent-style-name="Text_20_body">
      <style:text-properties officeooo:rsid="0008519a" officeooo:paragraph-rsid="000b925c"/>
    </style:style>
    <style:style style:name="P3" style:family="paragraph" style:parent-style-name="Text_20_body">
      <style:text-properties fo:font-size="16pt" fo:font-weight="bold" officeooo:rsid="0008519a" officeooo:paragraph-rsid="0008519a" style:font-weight-asian="bold" style:font-weight-complex="bold"/>
    </style:style>
    <style:style style:name="P4" style:family="paragraph" style:parent-style-name="Text_20_body">
      <style:text-properties fo:font-size="8pt" officeooo:rsid="0008519a" officeooo:paragraph-rsid="000b925c"/>
    </style:style>
    <style:style style:name="P5" style:family="paragraph" style:parent-style-name="Text_20_body">
      <style:text-properties officeooo:rsid="000d5c66" officeooo:paragraph-rsid="000d5c66"/>
    </style:style>
    <style:style style:name="P6" style:family="paragraph" style:parent-style-name="Text_20_body">
      <style:text-properties officeooo:rsid="001086ef" officeooo:paragraph-rsid="001086ef"/>
    </style:style>
    <style:style style:name="P7" style:family="paragraph" style:parent-style-name="Text_20_body">
      <style:text-properties officeooo:rsid="001086ef" officeooo:paragraph-rsid="001517db"/>
    </style:style>
    <style:style style:name="P8" style:family="paragraph" style:parent-style-name="Text_20_body">
      <style:text-properties officeooo:rsid="001086ef" officeooo:paragraph-rsid="00164470"/>
    </style:style>
    <style:style style:name="P9" style:family="paragraph" style:parent-style-name="Text_20_body">
      <style:text-properties officeooo:rsid="001086ef" officeooo:paragraph-rsid="00177981"/>
    </style:style>
    <style:style style:name="P10" style:family="paragraph" style:parent-style-name="Text_20_body">
      <style:paragraph-properties fo:line-height="115%"/>
      <style:text-properties officeooo:rsid="001086ef" officeooo:paragraph-rsid="001517db"/>
    </style:style>
    <style:style style:name="P11" style:family="paragraph" style:parent-style-name="Text_20_body">
      <style:paragraph-properties fo:line-height="115%"/>
      <style:text-properties officeooo:rsid="001086ef" officeooo:paragraph-rsid="001bd1b7"/>
    </style:style>
    <style:style style:name="P12" style:family="paragraph" style:parent-style-name="Heading_20_2">
      <style:text-properties officeooo:rsid="0008519a" officeooo:paragraph-rsid="0008519a"/>
    </style:style>
    <style:style style:name="P13" style:family="paragraph" style:parent-style-name="Heading_20_2">
      <style:text-properties officeooo:rsid="00117e38" officeooo:paragraph-rsid="00117e38"/>
    </style:style>
    <style:style style:name="P14" style:family="paragraph" style:parent-style-name="Heading_20_2">
      <style:paragraph-properties fo:line-height="115%"/>
      <style:text-properties officeooo:rsid="001086ef" officeooo:paragraph-rsid="001517db"/>
    </style:style>
    <style:style style:name="P15" style:family="paragraph" style:parent-style-name="Heading_20_2">
      <style:paragraph-properties fo:break-before="page"/>
      <style:text-properties officeooo:rsid="0008519a" officeooo:paragraph-rsid="0008519a"/>
    </style:style>
    <style:style style:name="P16" style:family="paragraph" style:parent-style-name="Heading_20_2">
      <style:paragraph-properties fo:break-before="page"/>
      <style:text-properties officeooo:rsid="001086ef" officeooo:paragraph-rsid="001086ef"/>
    </style:style>
    <style:style style:name="P17" style:family="paragraph" style:parent-style-name="Heading_20_2">
      <style:paragraph-properties fo:line-height="115%" fo:break-before="page"/>
      <style:text-properties officeooo:rsid="001086ef" officeooo:paragraph-rsid="001517db"/>
    </style:style>
    <style:style style:name="P18" style:family="paragraph" style:parent-style-name="Table_20_Contents">
      <style:text-properties fo:font-size="8pt"/>
    </style:style>
    <style:style style:name="P19" style:family="paragraph" style:parent-style-name="Table_20_Contents">
      <style:text-properties fo:font-size="12pt"/>
    </style:style>
    <style:style style:name="P20" style:family="paragraph" style:parent-style-name="Table_20_Contents">
      <style:paragraph-properties fo:margin-top="0cm" fo:margin-bottom="0.499cm" loext:contextual-spacing="false"/>
    </style:style>
    <style:style style:name="P21" style:family="paragraph" style:parent-style-name="Table_20_Heading">
      <style:paragraph-properties fo:margin-top="0cm" fo:margin-bottom="0.499cm" loext:contextual-spacing="false"/>
    </style:style>
    <style:style style:name="P22" style:family="paragraph" style:parent-style-name="List_20_Heading">
      <style:paragraph-properties fo:margin-top="0cm" fo:margin-bottom="0.499cm" loext:contextual-spacing="false"/>
    </style:style>
    <style:style style:name="P23" style:family="paragraph" style:parent-style-name="Standard">
      <style:paragraph-properties fo:margin-top="0cm" fo:margin-bottom="0.499cm" loext:contextual-spacing="false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List_20_Contents">
      <style:text-properties officeooo:paragraph-rsid="00177981"/>
    </style:style>
    <style:style style:name="P26" style:family="paragraph" style:parent-style-name="Preformatted_20_Text">
      <style:text-properties officeooo:rsid="001086ef" officeooo:paragraph-rsid="00177981"/>
    </style:style>
    <style:style style:name="P27" style:family="paragraph" style:parent-style-name="Preformatted_20_Text">
      <style:paragraph-properties fo:line-height="115%"/>
      <style:text-properties officeooo:rsid="001086ef" officeooo:paragraph-rsid="001517db"/>
    </style:style>
    <style:style style:name="P28" style:family="paragraph" style:parent-style-name="Heading_20_3">
      <style:text-properties officeooo:rsid="001086ef" officeooo:paragraph-rsid="001517db"/>
    </style:style>
    <style:style style:name="P29" style:family="paragraph" style:parent-style-name="Heading_20_3">
      <style:paragraph-properties fo:line-height="115%"/>
      <style:text-properties officeooo:rsid="001086ef" officeooo:paragraph-rsid="001517db"/>
    </style:style>
    <style:style style:name="P30" style:family="paragraph" style:parent-style-name="List_20_Heading">
      <style:text-properties officeooo:paragraph-rsid="00177981"/>
    </style:style>
    <style:style style:name="P31" style:family="paragraph" style:parent-style-name="Text_20_body" style:list-style-name="L1">
      <style:text-properties officeooo:paragraph-rsid="0008519a"/>
    </style:style>
    <style:style style:name="P32" style:family="paragraph" style:parent-style-name="Text_20_body" style:list-style-name="L1">
      <style:text-properties officeooo:rsid="0008519a" officeooo:paragraph-rsid="0008519a"/>
    </style:style>
    <style:style style:name="P33" style:family="paragraph" style:parent-style-name="Text_20_body" style:list-style-name="L3">
      <style:text-properties officeooo:rsid="0008519a" officeooo:paragraph-rsid="000a3a04"/>
    </style:style>
    <style:style style:name="P34" style:family="paragraph" style:parent-style-name="Text_20_body" style:list-style-name="L2"/>
    <style:style style:name="P35" style:family="paragraph" style:parent-style-name="Text_20_body" style:list-style-name="L3">
      <style:text-properties officeooo:paragraph-rsid="000a3a04"/>
    </style:style>
    <style:style style:name="P36" style:family="paragraph" style:parent-style-name="Text_20_body" style:list-style-name="L4"/>
    <style:style style:name="P37" style:family="paragraph" style:parent-style-name="Text_20_body" style:list-style-name="L5">
      <style:text-properties officeooo:rsid="00117e38" officeooo:paragraph-rsid="00117e38"/>
    </style:style>
    <style:style style:name="P38" style:family="paragraph" style:parent-style-name="Text_20_body" style:list-style-name="L5">
      <style:text-properties officeooo:rsid="00121d66" officeooo:paragraph-rsid="00121d66"/>
    </style:style>
    <style:style style:name="P39" style:family="paragraph" style:parent-style-name="Text_20_body" style:list-style-name="L6">
      <style:text-properties officeooo:rsid="001086ef" officeooo:paragraph-rsid="00121d66"/>
    </style:style>
    <style:style style:name="P40" style:family="paragraph" style:parent-style-name="Text_20_body" style:list-style-name="L6">
      <style:text-properties officeooo:rsid="001086ef" officeooo:paragraph-rsid="0013373c"/>
    </style:style>
    <style:style style:name="P41" style:family="paragraph" style:parent-style-name="Text_20_body" style:list-style-name="L6">
      <style:text-properties officeooo:rsid="001086ef" officeooo:paragraph-rsid="001517db"/>
    </style:style>
    <style:style style:name="P42" style:family="paragraph" style:parent-style-name="Text_20_body" style:list-style-name="L7"/>
    <style:style style:name="P43" style:family="paragraph" style:parent-style-name="Text_20_body" style:list-style-name="L8">
      <style:paragraph-properties fo:line-height="115%"/>
      <style:text-properties officeooo:paragraph-rsid="001bd1b7"/>
    </style:style>
    <style:style style:name="P44" style:family="paragraph" style:parent-style-name="Text_20_body" style:list-style-name="L9"/>
    <style:style style:name="P45" style:family="paragraph" style:parent-style-name="Text_20_body" style:list-style-name="L9">
      <style:paragraph-properties fo:margin-top="0cm" fo:margin-bottom="0cm" loext:contextual-spacing="false"/>
    </style:style>
    <style:style style:name="P46" style:family="paragraph" style:parent-style-name="Heading_20_3" style:list-style-name="L6">
      <style:text-properties officeooo:rsid="001086ef" officeooo:paragraph-rsid="001086ef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rsid="001086ef"/>
    </style:style>
    <style:style style:name="T1" style:family="text">
      <style:text-properties officeooo:rsid="0008519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519a" style:font-weight-asian="normal" style:font-weight-complex="normal"/>
    </style:style>
    <style:style style:name="T4" style:family="text">
      <style:text-properties officeooo:rsid="000a3a04"/>
    </style:style>
    <style:style style:name="T5" style:family="text">
      <style:text-properties officeooo:rsid="000b925c"/>
    </style:style>
    <style:style style:name="T6" style:family="text">
      <style:text-properties fo:font-size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086ef"/>
    </style:style>
    <style:style style:name="T9" style:family="text">
      <style:text-properties officeooo:rsid="00121d66"/>
    </style:style>
    <style:style style:name="T10" style:family="text">
      <style:text-properties officeooo:rsid="0013373c"/>
    </style:style>
    <style:style style:name="T11" style:family="text">
      <style:text-properties officeooo:rsid="001517db"/>
    </style:style>
    <style:style style:name="T12" style:family="text">
      <style:text-properties officeooo:rsid="001bd1b7"/>
    </style:style>
    <style:style style:name="T13" style:family="text">
      <style:text-properties officeooo:rsid="001cd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2">Functional Programming </text:span><text:span text:style-name="T3">in</text:span><text:span text:style-name="T1"> PYTHON !</text:span></text:h>
      <text:p text:style-name="Text_20_body"/>
      <text:p text:style-name="P3">What is functional paradigm?</text:p>
      <text:p text:style-name="P1">It a programming paradigm in which we try to bind everything in pure mathematical functions style. It is a declarative type of programming style. Its main focus is on “<text:span text:style-name="Strong_20_Emphasis">what to solve</text:span>” in contrast to an imperative style where the main focus is “<text:span text:style-name="Strong_20_Emphasis">how to solve</text:span>“. It uses expressions instead of statements. An expression is evaluated to produce a value whereas a statement is executed to assign variables.</text:p>
      <text:p text:style-name="P1"/>
      <text:p text:style-name="P1"><text:span text:style-name="Strong_20_Emphasis">Functional</text:span> <text:span text:style-name="T13">paradigm</text:span> decomposes a problem into a set of functions. Ideally, functions only take inputs and produce outputs, and don’t have any internal state that affects the output produced for a given input. </text:p>
      <text:p text:style-name="P1"/>
      <text:p text:style-name="P1">Any Functional programming language is expected to follow these concepts.</text:p>
      <text:list xml:id="list4071466585" text:style-name="L1">
        <text:list-item>
          <text:p text:style-name="P32"><text:span text:style-name="Strong_20_Emphasis"><text:span text:style-name="T2">Pure Functions</text:span></text:span></text:p>
        </text:list-item>
        <text:list-item>
          <text:p text:style-name="P32"><text:span text:style-name="Strong_20_Emphasis"><text:span text:style-name="T2">Recursion</text:span></text:span></text:p>
        </text:list-item>
        <text:list-item>
          <text:p text:style-name="P32"><text:span text:style-name="Strong_20_Emphasis"><text:span text:style-name="T2">Functions are First-Class and can be Higher-Order</text:span></text:span></text:p>
        </text:list-item>
        <text:list-item>
          <text:p text:style-name="P31"><text:span text:style-name="Strong_20_Emphasis"><text:span text:style-name="T3">V</text:span></text:span><text:span text:style-name="Strong_20_Emphasis"><text:span text:style-name="T2">ariables are Immutable</text:span></text:span></text:p>
        </text:list-item>
      </text:list>
      <text:p text:style-name="P1"/>
      <text:p text:style-name="P1">Practical advantages to the functional style:</text:p>
      <text:list xml:id="list378051250" text:style-name="L2">
        <text:list-item>
          <text:p text:style-name="P34">Formal provability.</text:p>
        </text:list-item>
        <text:list-item>
          <text:p text:style-name="P34">Modularity.</text:p>
        </text:list-item>
        <text:list-item>
          <text:p text:style-name="P34">Composability.</text:p>
        </text:list-item>
        <text:list-item>
          <text:p text:style-name="P34">Ease of debugging and testing.</text:p>
        </text:list-item>
      </text:list>
      <text:p text:style-name="P1"/>
      <text:h text:style-name="P12" text:outline-level="2"/>
      <text:h text:style-name="P15" text:outline-level="2">Iterators</text:h>
      <text:list xml:id="list1760901584" text:style-name="L3">
        <text:list-item>
          <text:p text:style-name="P33">An iterator is an object representing a stream of data <text:span text:style-name="T4">and </text:span>returns the data one element at a time.</text:p>
        </text:list-item>
        <text:list-item>
          <text:p text:style-name="P33">A Python iterator must support a method called <text:a xlink:type="simple" xlink:href="https://docs.python.org/3/library/stdtypes.html#iterator.__next__" text:style-name="Internet_20_link" text:visited-style-name="Visited_20_Internet_20_Link"><text:span text:style-name="Source_20_Text">__next__()</text:span></text:a> that takes no arguments and always returns the next element of the stream. If there are no more elements in the stream, <text:a xlink:type="simple" xlink:href="https://docs.python.org/3/library/stdtypes.html#iterator.__next__" text:style-name="Internet_20_link" text:visited-style-name="Visited_20_Internet_20_Link"><text:span text:style-name="Source_20_Text">__next__()</text:span></text:a> must raise the <text:a xlink:type="simple" xlink:href="https://docs.python.org/3/library/exceptions.html#StopIteration" text:style-name="Internet_20_link" text:visited-style-name="Visited_20_Internet_20_Link"><text:span text:style-name="Source_20_Text">StopIteration</text:span></text:a> exception. </text:p>
        </text:list-item>
        <text:list-item>
          <text:p text:style-name="P35">The built-in <text:a xlink:type="simple" xlink:href="https://docs.python.org/3/library/functions.html#iter" text:style-name="Internet_20_link" text:visited-style-name="Visited_20_Internet_20_Link"><text:span text:style-name="Source_20_Text">iter()</text:span></text:a> function takes an arbitrary object and tries to return an iterator that will return the object’s contents or elements, raising <text:a xlink:type="simple" xlink:href="https://docs.python.org/3/library/exceptions.html#TypeError" text:style-name="Internet_20_link" text:visited-style-name="Visited_20_Internet_20_Link"><text:span text:style-name="Source_20_Text">TypeError</text:span></text:a> if the object doesn’t support iteration.</text:p>
        </text:list-item>
        <text:list-item>
          <text:p text:style-name="P35"><text:s/>Several of Python’s built-in data types support iteration, the most common being lists and dictionaries. An object is called <text:a xlink:type="simple" xlink:href="https://docs.python.org/3/glossary.html#term-iterable" text:style-name="Internet_20_link" text:visited-style-name="Visited_20_Internet_20_Link">iterable</text:a> if you can get an iterator for it.</text:p>
        </text:list-item>
      </text:list>
      <text:p text:style-name="P1"/>
      <text:h text:style-name="P12" text:outline-level="2">Generator expressions and list comprehensions</text:h>
      <text:p text:style-name="P2">Two common operations on an iterator’s output are </text:p>
      <text:p text:style-name="P2">1) performing some operation for every element,</text:p>
      <text:p text:style-name="P2">2) selecting a subset of elements that meet some condition.</text:p>
      <text:p text:style-name="P2">List comprehensions and generator expressions <text:span text:style-name="T7">(short form: “listcomps” and “genexps”)</text:span> are a concise notation for such operations,</text:p>
      <text:p text:style-name="P2">Generator expressions return an iterator that computes the values as necessary, not needing to materialize all the values at once.</text:p>
      <text:p text:style-name="P2"><text:tab/><text:span text:style-name="T5">Exampl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s text:c="18"/><text:span text:style-name="T6">names = [ 'sam <text:s text:c="9"/>' , ' toni ']</text:span></text:p>
            <text:p text:style-name="P19"><text:tab/>print("Names : ")</text:p>
            <text:p text:style-name="P19"><text:tab/>for w in names:</text:p>
            <text:p text:style-name="P19"><text:tab/><text:tab/>print(w)</text:p>
            <text:p text:style-name="P19"/>
            <text:p text:style-name="P19"><text:tab/># List comprehension -- returns list</text:p>
            <text:p text:style-name="P19"><text:tab/>stripped_names =[name.strip() for name in names]</text:p>
            <text:p text:style-name="P19"><text:tab/>print("Stripped Names : ")</text:p>
            <text:p text:style-name="P19"><text:tab/>for w in stripped_names:</text:p>
            <text:p text:style-name="P19"><text:tab/><text:tab/>print(w)</text:p>
            <text:p text:style-name="P19"/>
            <text:p text:style-name="P19"><text:tab/># Generator expression -- returns iterator</text:p>
            <text:p text:style-name="P19"><text:tab/>capital_names =(name.upper() for name in stripped_names)</text:p>
            <text:p text:style-name="P19"><text:tab/>print("Capital Names : ")</text:p>
            <text:p text:style-name="P19"><text:tab/>for w in capital_names:</text:p>
            <text:p text:style-name="P19"><text:tab/><text:tab/>print(w)</text:p>
          </table:table-cell>
        </table:table-row>
      </table:table>
      <text:p text:style-name="P4"/>
      <text:p text:style-name="P1"><text:tab/></text:p>
      <text:h text:style-name="P12" text:outline-level="2"><text:soft-page-break/>Generators</text:h>
      <text:list xml:id="list2773810477" text:style-name="L4">
        <text:list-item>
          <text:p text:style-name="P36">Generators are a special class of functions that simplify the task of writing iterators. Regular functions compute a value and return it, but generators return an iterator that returns a stream of values.</text:p>
        </text:list-item>
        <text:list-item>
          <text:p text:style-name="P36">Any function containing a <text:a xlink:type="simple" xlink:href="https://docs.python.org/3/reference/simple_stmts.html#yield" text:style-name="Internet_20_link" text:visited-style-name="Visited_20_Internet_20_Link"><text:span text:style-name="Source_20_Text">yield</text:span></text:a> keyword is a generator function; this is detected by Python’s <text:a xlink:type="simple" xlink:href="https://docs.python.org/3/glossary.html#term-bytecode" text:style-name="Internet_20_link" text:visited-style-name="Visited_20_Internet_20_Link">bytecode</text:a> compiler which compiles the function specially as a result.</text:p>
        </text:list-item>
        <text:list-item>
          <text:p text:style-name="P36">The big difference between <text:span text:style-name="Source_20_Text">yield</text:span> and a <text:span text:style-name="Source_20_Text">return</text:span> statement is that on reaching a <text:span text:style-name="Source_20_Text">yield</text:span> the generator’s state of execution is suspended and local variables are preserved.</text:p>
        </text:list-item>
      </text:list>
      <text:p text:style-name="P5">Examp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ab/>def generate_ints(N):</text:p>
            <text:p text:style-name="Table_20_Contents"><text:tab/> <text:s text:c="2"/>for i in range(N):</text:p>
            <text:p text:style-name="Table_20_Contents"><text:tab/> <text:s text:c="6"/>yield i</text:p>
            <text:p text:style-name="Table_20_Contents"/>
            <text:p text:style-name="Table_20_Contents"><text:tab/>for i in generate_ints(5):</text:p>
            <text:p text:style-name="Table_20_Contents"><text:tab/><text:tab/>print(i)</text:p>
          </table:table-cell>
        </table:table-row>
      </table:table>
      <text:p text:style-name="P1"/>
      <text:p text:style-name="P1"/>
      <text:h text:style-name="P13" text:outline-level="2">Functions</text:h>
      <text:list xml:id="list4133109049" text:style-name="L5">
        <text:list-item>
          <text:p text:style-name="P37">Map</text:p>
        </text:list-item>
        <text:list-item>
          <text:p text:style-name="P37">filter</text:p>
        </text:list-item>
        <text:list-item>
          <text:p text:style-name="P37">enumerate</text:p>
        </text:list-item>
        <text:list-item>
          <text:p text:style-name="P37">sorted</text:p>
        </text:list-item>
        <text:list-item>
          <text:p text:style-name="P38">any</text:p>
        </text:list-item>
        <text:list-item>
          <text:p text:style-name="P38">all</text:p>
        </text:list-item>
        <text:list-item>
          <text:p text:style-name="P38">zip</text:p>
        </text:list-item>
      </text:list>
      <text:p text:style-name="P6"/>
      <text:h text:style-name="P16" text:outline-level="2">The itertools module</text:h>
      <text:p text:style-name="P6">The <text:a xlink:type="simple" xlink:href="https://docs.python.org/3/library/itertools.html#module-itertools" text:style-name="Internet_20_link" text:visited-style-name="Visited_20_Internet_20_Link"><text:span text:style-name="Source_20_Text">itertools</text:span></text:a> module contains a number of commonly-used iterators as well as functions for combining several iterators</text:p>
      <text:list xml:id="list3702807190" text:style-name="L6">
        <text:list-item>
          <text:list>
            <text:list-item>
              <text:list>
                <text:list-item>
                  <text:h text:style-name="P46" text:outline-level="3">Creating new iterators</text:h>
                  <text:list>
                    <text:list-item>
                      <text:p text:style-name="P39"><text:span text:style-name="Source_20_Text"><text:span text:style-name="T9">count</text:span></text:span></text:p>
                    </text:list-item>
                    <text:list-item>
                      <text:p text:style-name="P39"><text:span text:style-name="Source_20_Text"><text:span text:style-name="T9">cycle</text:span></text:span></text:p>
                    </text:list-item>
                    <text:list-item>
                      <text:p text:style-name="P39"><text:span text:style-name="Source_20_Text"><text:span text:style-name="T9">chain</text:span></text:span></text:p>
                    </text:list-item>
                    <text:list-item>
                      <text:p text:style-name="P39"><text:span text:style-name="Source_20_Text"><text:span text:style-name="T9">repeat</text:span></text:span></text:p>
                    </text:list-item>
                    <text:list-item>
                      <text:p text:style-name="P40"><text:span text:style-name="Source_20_Text"><text:span text:style-name="T10">filterfalse</text:span></text:span></text:p>
                    </text:list-item>
                    <text:list-item>
                      <text:p text:style-name="P40"><text:span text:style-name="Source_20_Text"><text:span text:style-name="T10">combinations</text:span></text:span></text:p>
                    </text:list-item>
                    <text:list-item>
                      <text:p text:style-name="P40"><text:span text:style-name="Source_20_Text"><text:span text:style-name="T10">permutations</text:span></text:span></text:p>
                    </text:list-item>
                    <text:list-item>
                      <text:p text:style-name="P41"><text:span text:style-name="Source_20_Text"><text:span text:style-name="T11">starmap(foo,iter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ource_20_Text"/></text:p>
      <text:h text:style-name="P29" text:outline-level="3"><text:span text:style-name="Source_20_Text">The operator module</text:span></text:h>
      <text:p text:style-name="Text_20_body">The <text:a xlink:type="simple" xlink:href="https://docs.python.org/3/library/operator.html#module-operator" text:style-name="Internet_20_link" text:visited-style-name="Visited_20_Internet_20_Link"><text:span text:style-name="Source_20_Text">operator</text:span></text:a> module was mentioned earlier. It contains a set of functions corresponding to Python’s operators. These functions are often useful in functional-style code because they save you from writing trivial functions that perform a single operation.</text:p>
      <text:p text:style-name="Text_20_body">Some of the functions in this module are:</text:p>
      <text:list xml:id="list791730241" text:style-name="L7">
        <text:list-item>
          <text:p text:style-name="P42">Math operations: <text:span text:style-name="Source_20_Text">add()</text:span>, <text:span text:style-name="Source_20_Text">sub()</text:span>, <text:span text:style-name="Source_20_Text">mul()</text:span>, <text:span text:style-name="Source_20_Text">floordiv()</text:span>, <text:span text:style-name="Source_20_Text">abs()</text:span>, …</text:p>
        </text:list-item>
        <text:list-item>
          <text:p text:style-name="P42">Logical operations: <text:span text:style-name="Source_20_Text">not_()</text:span>, <text:span text:style-name="Source_20_Text">truth()</text:span>.</text:p>
        </text:list-item>
        <text:list-item>
          <text:p text:style-name="P42">Bitwise operations: <text:span text:style-name="Source_20_Text">and_()</text:span>, <text:span text:style-name="Source_20_Text">or_()</text:span>, <text:span text:style-name="Source_20_Text">invert()</text:span>.</text:p>
        </text:list-item>
        <text:list-item>
          <text:p text:style-name="P42">Comparisons: <text:span text:style-name="Source_20_Text">eq()</text:span>, <text:span text:style-name="Source_20_Text">ne()</text:span>, <text:span text:style-name="Source_20_Text">lt()</text:span>, <text:span text:style-name="Source_20_Text">le()</text:span>, <text:span text:style-name="Source_20_Text">gt()</text:span>, and <text:span text:style-name="Source_20_Text">ge()</text:span>.</text:p>
        </text:list-item>
        <text:list-item>
          <text:p text:style-name="P42">Object identity: <text:span text:style-name="Source_20_Text">is_()</text:span>, <text:span text:style-name="Source_20_Text">is_not()</text:span>.</text:p>
        </text:list-item>
      </text:list>
      <text:h text:style-name="P14" text:outline-level="2"><text:span text:style-name="Source_20_Text">The functools module</text:span></text:h>
      <text:p text:style-name="P10"><text:span text:style-name="Source_20_Text"><text:tab/></text:span><text:span text:style-name="Source_20_Text"><text:span text:style-name="T12">Reduce</text:span></text:span></text:p>
      <text:p text:style-name="P10"><text:span text:style-name="Source_20_Text"><text:tab/></text:span><text:span text:style-name="Source_20_Text"><text:span text:style-name="T12">accumulate</text:span></text:span></text:p>
      <text:p text:style-name="P10"><text:span text:style-name="Source_20_Text"/></text:p>
      <text:h text:style-name="P17" text:outline-level="2"><text:span text:style-name="Source_20_Text">the lambda expression</text:span></text:h>
      <text:p text:style-name="P10"><text:span text:style-name="Source_20_Text">If the function you need doesn’t exist, you need to write it. One way to write small functions is to use the </text:span><text:a xlink:type="simple" xlink:href="https://docs.python.org/3/reference/expressions.html#lambda" text:style-name="Internet_20_link" text:visited-style-name="Visited_20_Internet_20_Link"><text:span text:style-name="Source_20_Text">lambda</text:span></text:a><text:span text:style-name="Source_20_Text"> expression. lambda takes a number of parameters and an expression combining these parameters, and creates an anonymous function that returns the value of the expression:</text:span></text:p>
      <text:p text:style-name="P11"><text:span text:style-name="Source_20_Text"><text:span text:style-name="T12">Syntax:</text:span></text:span></text:p>
      <text:p text:style-name="P11"><text:span text:style-name="Source_20_Text"><text:tab/></text:span><text:span text:style-name="Source_20_Text"><text:span text:style-name="T12">lambda arg1,arg2,,,argN : expression</text:span></text:span></text:p>
      <text:p text:style-name="P11"><text:span text:style-name="Source_20_Text"/></text:p>
      <text:list xml:id="list1498635572" text:style-name="L8">
        <text:list-item>
          <text:p text:style-name="P43"><text:span text:style-name="Source_20_Text"><text:span text:style-name="T8">This function can have any number of arguments but only one expression, which is evaluated and returned. </text:span></text:span></text:p>
        </text:list-item>
      </text:list>
      <text:list xml:id="list3563379977" text:style-name="L9">
        <text:list-item>
          <text:p text:style-name="P45">One is free to use lambda functions wherever function objects are required. </text:p>
        </text:list-item>
        <text:list-item>
          <text:p text:style-name="P45">You need to keep in your knowledge that lambda functions are syntactically restricted to a single expression. </text:p>
        </text:list-item>
        <text:list-item>
          <text:p text:style-name="P44">It has various uses in particular fields of programming besides other types of expressions in functions. </text:p>
        </text:list-item>
      </text:list>
      <text:p text:style-name="P11"><text:span text:style-name="Source_20_Text"><text:span text:style-name="Strong_20_Emphasis">Using Lambda :</text:span></text:span><text:span text:style-name="Source_20_Text"> Lambda definition does not include a “return” statement, it always contains an expression which is returned. We can also put a lambda definition anywhere a function is expected, and we don’t have to assign it to a variable at all. This is the simplicity of lambda functions.</text:span></text:p>
      <text:p text:style-name="P11"><text:span text:style-name="Source_20_Text"/></text:p>
      <text:p text:style-name="P11"><text:span text:style-name="Source_20_Text"/></text:p>
      <text:p text:style-name="P27"><text:span text:style-name="Source_20_Text">adder = lambda x, y: x+y</text:span></text:p>
      <text:p text:style-name="Preformatted_20_Text"/>
      <text:p text:style-name="Preformatted_20_Text"/>
      <text:p text:style-name="P23"><text:span text:style-name="Source_20_Text">li</text:span><text:span text:style-name="Source_20_Text"><text:span text:style-name="T13">st1</text:span></text:span><text:span text:style-name="Source_20_Text"> =</text:span> <text:span text:style-name="Source_20_Text">[5, 7, 22, 97, 54, 62, 77, 23, 73, 61] </text:span></text:p>
      <text:p text:style-name="Standard"><text:span text:style-name="Source_20_Text"><text:span text:style-name="T13">list2</text:span></text:span><text:span text:style-name="Source_20_Text"> =</text:span> <text:span text:style-name="Source_20_Text">list(filter(lambda</text:span> <text:span text:style-name="Source_20_Text">x: (x%2</text:span> <text:span text:style-name="Source_20_Text">!=</text:span> <text:span text:style-name="Source_20_Text">0) , li</text:span><text:span text:style-name="Source_20_Text"><text:span text:style-name="T13">st1</text:span></text:span><text:span text:style-name="Source_20_Text">))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from functools import reduce</text:span></text:p>
      <text:p text:style-name="Standard"><text:span text:style-name="Source_20_Text">li =</text:span> <text:span text:style-name="Source_20_Text">[5, 8, 10, 20, 50, 100] </text:span></text:p>
      <text:p text:style-name="Standard"><text:span text:style-name="Source_20_Text">sum</text:span> <text:span text:style-name="Source_20_Text">=</text:span> <text:span text:style-name="Source_20_Text">reduce((lambda</text:span> <text:span text:style-name="Source_20_Text">x, y: x +</text:span> <text:span text:style-name="Source_20_Text">y), li) </text:span></text:p>
      <text:p text:style-name="Standard"><text:span text:style-name="Source_20_Text">print</text:span> <text:span text:style-name="Source_20_Text">(sum)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52:52.428976530</meta:creation-date>
    <dc:date>2020-04-02T19:58:52.878834261</dc:date>
    <meta:editing-duration>PT1H21M41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5" meta:paragraph-count="97" meta:word-count="869" meta:character-count="5335" meta:non-whitespace-character-count="4525"/>
  </office:meta>
</office:document-meta>
</file>